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First_20_Page">
      <style:table-properties style:width="15.921cm" style:rel-width="100%" fo:margin-top="0cm" fo:margin-bottom="0cm" style:page-number="auto" table:align="center" style:writing-mode="lr-tb"/>
    </style:style>
    <style:style style:name="Tabla1.A" style:family="table-column">
      <style:table-column-properties style:column-width="15.921cm" style:rel-column-width="65535*"/>
    </style:style>
    <style:style style:name="Tabla1.1" style:family="table-row">
      <style:table-row-properties style:min-row-height="5.08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2.5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a1.3" style:family="table-row">
      <style:table-row-properties style:min-row-height="1.27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a1.4" style:family="table-row">
      <style:table-row-properties style:min-row-height="0.635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="none"/>
    </style:style>
    <style:style style:name="Tabla2" style:family="table">
      <style:table-properties style:width="15.921cm" style:rel-width="100%" fo:margin-top="0cm" fo:margin-bottom="0cm" table:align="center" style:writing-mode="lr-tb"/>
    </style:style>
    <style:style style:name="Tabla2.A" style:family="table-column">
      <style:table-column-properties style:column-width="15.921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20pt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paragraph-rsid="001a4551"/>
    </style:style>
    <style:style style:name="P6" style:family="paragraph" style:parent-style-name="Standard">
      <style:text-properties fo:color="#38761d" style:font-name="Calibri" fo:font-size="12pt" style:font-size-asian="12pt" style:font-size-complex="12pt"/>
    </style:style>
    <style:style style:name="P7" style:family="paragraph" style:parent-style-name="Standard" style:list-style-name="WWNum1">
      <style:paragraph-properties fo:margin-top="0cm" fo:margin-bottom="0cm" loext:contextual-spacing="true"/>
    </style:style>
    <style:style style:name="P8" style:family="paragraph" style:parent-style-name="Standard" style:list-style-name="WWNum1">
      <style:paragraph-properties fo:margin-top="0cm" fo:margin-bottom="0cm" loext:contextual-spacing="true"/>
      <style:text-properties officeooo:paragraph-rsid="001a4551"/>
    </style:style>
    <style:style style:name="P9" style:family="paragraph" style:parent-style-name="Standard" style:list-style-name="WWNum1">
      <style:paragraph-properties fo:margin-top="0cm" fo:margin-bottom="0cm" loext:contextual-spacing="true"/>
      <style:text-properties officeooo:paragraph-rsid="001bf9eb"/>
    </style:style>
    <style:style style:name="P10" style:family="paragraph" style:parent-style-name="Standard">
      <style:paragraph-properties fo:margin-top="0cm" fo:margin-bottom="0cm" loext:contextual-spacing="true"/>
      <style:text-properties officeooo:paragraph-rsid="001bf9eb"/>
    </style:style>
    <style:style style:name="P11" style:family="paragraph" style:parent-style-name="Standard">
      <style:paragraph-properties fo:margin-left="1.27cm" fo:margin-right="0cm" fo:text-indent="1.27cm" style:auto-text-indent="false"/>
    </style:style>
    <style:style style:name="P12" style:family="paragraph" style:parent-style-name="Standard">
      <style:paragraph-properties fo:margin-left="1.27cm" fo:margin-right="0cm" fo:text-indent="1.27cm" style:auto-text-indent="false"/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margin-left="1.27cm" fo:margin-right="0cm" fo:text-indent="1.27cm" style:auto-text-indent="false"/>
      <style:text-properties style:font-name="Calibri" fo:font-size="12pt" fo:language="en" fo:country="US" style:font-size-asian="12pt" style:font-size-complex="12pt"/>
    </style:style>
    <style:style style:name="P14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color="#38761d" style:font-name="Calibri" fo:font-size="12pt" style:font-size-asian="12pt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38761d" style:font-name="Calibri" fo:font-size="12pt" officeooo:paragraph-rsid="001a4551" style:font-size-asian="12pt" style:font-size-complex="12pt"/>
    </style:style>
    <style:style style:name="P17" style:family="paragraph" style:parent-style-name="Standard">
      <style:paragraph-properties fo:margin-left="2.54cm" fo:margin-right="0cm" fo:text-indent="0cm" style:auto-text-indent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1a4551"/>
    </style:style>
    <style:style style:name="P20" style:family="paragraph" style:parent-style-name="Heading_20_2">
      <style:text-properties officeooo:paragraph-rsid="001a4551"/>
    </style:style>
    <style:style style:name="P21" style:family="paragraph" style:parent-style-name="Heading_20_2">
      <style:text-properties officeooo:paragraph-rsid="001bf9eb"/>
    </style:style>
    <style:style style:name="P22" style:family="paragraph" style:parent-style-name="No_20_Spacing">
      <style:paragraph-properties fo:text-align="center" style:justify-single-word="false"/>
    </style:style>
    <style:style style:name="P23" style:family="paragraph" style:parent-style-name="No_20_Spacing">
      <style:paragraph-properties fo:text-align="center" style:justify-single-word="false"/>
    </style:style>
    <style:style style:name="P24" style:family="paragraph" style:parent-style-name="No_20_Spacing">
      <style:paragraph-properties fo:text-align="center" style:justify-single-word="false"/>
    </style:style>
    <style:style style:name="P25" style:family="paragraph" style:parent-style-name="No_20_Spacing">
      <style:paragraph-properties fo:text-align="center" style:justify-single-word="false"/>
    </style:style>
    <style:style style:name="P26" style:family="paragraph" style:parent-style-name="No_20_Spacing">
      <style:paragraph-properties fo:text-align="center" style:justify-single-word="false"/>
    </style:style>
    <style:style style:name="P27" style:family="paragraph" style:parent-style-name="No_20_Spacing">
      <style:text-properties fo:font-weight="bold" style:font-weight-asian="bold" style:font-weight-complex="bold"/>
    </style:style>
    <style:style style:name="P28" style:family="paragraph" style:parent-style-name="TOC_20_Heading">
      <style:paragraph-properties fo:margin-top="0.847cm" fo:margin-bottom="0.423cm" loext:contextual-spacing="false" fo:break-before="page"/>
    </style:style>
    <style:style style:name="P29" style:family="paragraph" style:parent-style-name="Contents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T1" style:family="text">
      <style:text-properties fo:text-transform="uppercase" style:font-name="Calibri" style:font-name-asian="F" style:font-name-complex="F"/>
    </style:style>
    <style:style style:name="T2" style:family="text">
      <style:text-properties fo:color="#0070c0" style:font-name="Calibri" fo:font-size="40pt" fo:font-weight="bold" style:font-name-asian="F" style:font-size-asian="40pt" style:font-weight-asian="bold" style:font-name-complex="F" style:font-size-complex="40pt"/>
    </style:style>
    <style:style style:name="T3" style:family="text">
      <style:text-properties fo:color="#0070c0" style:font-name="Calibri" fo:font-size="22pt" style:font-name-asian="F" style:font-size-asian="22pt" style:font-name-complex="F" style:font-size-complex="22pt"/>
    </style:style>
    <style:style style:name="T4" style:family="text">
      <style:text-properties style:font-name="Calibri" fo:font-size="40pt" style:font-name-asian="F" style:font-size-asian="40pt" style:font-name-complex="F" style:font-size-complex="40pt"/>
    </style:style>
    <style:style style:name="T5" style:family="text">
      <style:text-properties style:font-name="Calibri" fo:font-size="22pt" style:font-name-asian="F" style:font-size-asian="22pt" style:font-name-complex="F" style:font-size-complex="22pt"/>
    </style:style>
    <style:style style:name="T6" style:family="text">
      <style:text-properties style:font-name="Calibri" fo:font-weight="bold" style:font-weight-asian="bold"/>
    </style:style>
    <style:style style:name="T7" style:family="text">
      <style:text-properties style:font-name="Calibri" text:display="true"/>
    </style:style>
    <style:style style:name="T8" style:family="text">
      <style:text-properties style:font-name="Calibri"/>
    </style:style>
    <style:style style:name="T9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/>
    </style:style>
    <style:style style:name="T10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1" style:family="text">
      <style:text-properties style:font-name="Calibri" fo:font-size="16pt" style:text-underline-style="solid" style:text-underline-width="auto" style:text-underline-color="font-color" fo:font-weight="bold" officeooo:rsid="001a4551" style:font-size-asian="16pt" style:font-weight-asian="bold"/>
    </style:style>
    <style:style style:name="T12" style:family="text">
      <style:text-properties style:font-name="Calibri" fo:font-size="12pt" fo:font-weight="bold" style:font-size-asian="12pt" style:font-weight-asian="bold" style:font-size-complex="12pt"/>
    </style:style>
    <style:style style:name="T13" style:family="text">
      <style:text-properties style:font-name="Calibri" fo:font-size="12pt" fo:font-weight="bold" officeooo:rsid="001a4551" style:font-size-asian="12pt" style:font-weight-asian="bold" style:font-size-complex="12pt"/>
    </style:style>
    <style:style style:name="T14" style:family="text">
      <style:text-properties style:font-name="Calibri" fo:font-size="12pt" fo:font-weight="bold" officeooo:rsid="001bf9eb" style:font-size-asian="12pt" style:font-weight-asian="bold" style:font-size-complex="12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officeooo:rsid="0019a324" style:font-size-asian="12pt" style:font-size-complex="12pt"/>
    </style:style>
    <style:style style:name="T17" style:family="text">
      <style:text-properties style:font-name="Calibri" fo:font-size="12pt" officeooo:rsid="001a4551" style:font-size-asian="12pt" style:font-size-complex="12pt"/>
    </style:style>
    <style:style style:name="T18" style:family="text">
      <style:text-properties style:font-name="Calibri" fo:font-size="12pt" fo:language="en" fo:country="US" style:font-size-asian="12pt" style:font-size-complex="12pt"/>
    </style:style>
    <style:style style:name="T19" style:family="text">
      <style:text-properties style:font-name="Calibri" fo:font-size="12pt" fo:language="en" fo:country="US" officeooo:rsid="001bf9eb" style:font-size-asian="12pt" style:font-size-complex="12pt"/>
    </style:style>
    <style:style style:name="T20" style:family="text">
      <style:text-properties style:font-name="Calibri" fo:font-size="12pt" fo:font-weight="normal" officeooo:rsid="001a4551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fo:font-weight="normal" officeooo:rsid="001bf9eb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0pt" style:font-size-asian="20pt"/>
    </style:style>
    <style:style style:name="T25" style:family="text">
      <style:text-properties fo:color="#38761d" style:font-name="Calibri" fo:font-size="12pt" fo:font-weight="bold" style:font-size-asian="12pt" style:font-weight-asian="bold" style:font-size-complex="12pt"/>
    </style:style>
    <style:style style:name="T26" style:family="text">
      <style:text-properties fo:color="#38761d" style:font-name="Calibri" fo:font-size="12pt" fo:font-weight="bold" style:font-size-asian="12pt" style:font-weight-asian="bold" style:font-size-complex="12pt"/>
    </style:style>
    <style:style style:name="T27" style:family="text">
      <style:text-properties fo:color="#38761d" style:font-name="Calibri" fo:font-size="12pt" style:font-size-asian="12pt" style:font-size-complex="12pt"/>
    </style:style>
    <style:style style:name="T28" style:family="text">
      <style:text-properties fo:color="#38761d" style:font-name="Calibri" fo:font-size="12pt" style:font-size-asian="12pt" style:font-size-complex="12pt"/>
    </style:style>
    <style:style style:name="T29" style:family="text">
      <style:text-properties officeooo:rsid="001a4551"/>
    </style:style>
    <style:style style:name="T30" style:family="text">
      <style:text-properties fo:color="#008000" style:font-name="Calibri" fo:font-size="12pt" fo:font-weight="bold" officeooo:rsid="001a4551" style:font-size-asian="12pt" style:font-weight-asian="bold" style:font-size-complex="12pt"/>
    </style:style>
    <style:style style:name="T31" style:family="text">
      <style:text-properties fo:color="#008000" style:font-name="Calibri" fo:font-size="12pt" fo:font-weight="bold" style:font-size-asian="12pt" style:font-weight-asian="bold" style:font-size-complex="12pt"/>
    </style:style>
    <style:style style:name="T32" style:family="text">
      <style:text-properties fo:color="#000000" style:font-name="Calibri" fo:font-size="12pt" fo:font-weight="bold" officeooo:rsid="001a4551" style:font-size-asian="12pt" style:font-weight-asian="bold" style:font-size-complex="12pt"/>
    </style:style>
    <style:style style:name="T33" style:family="text">
      <style:text-properties fo:color="#000000" style:font-name="Calibri" fo:font-size="12pt" fo:font-weight="bold" style:font-size-asian="12pt" style:font-weight-asian="bold" style:font-size-complex="12pt"/>
    </style:style>
    <style:style style:name="T34" style:family="text">
      <style:text-properties fo:color="#000000" style:font-name="Calibri" fo:font-size="12pt" fo:font-weight="normal" officeooo:rsid="001a4551" style:font-size-asian="12pt" style:font-weight-asian="normal" style:font-size-complex="12pt" style:font-weight-complex="normal"/>
    </style:style>
    <style:style style:name="T35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0000" style:font-name="Calibri" fo:font-size="12pt" style:font-size-asian="12pt" style:font-size-complex="12pt"/>
    </style:style>
    <style:style style:name="T37" style:family="text">
      <style:text-properties officeooo:rsid="001bf9eb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2"><text:span text:style-name="T1">EVOLUCIÓN Y GESTIÓN DE LA CONFIGURACIÓN</text:span></text:p>
          </table:table-cell>
        </table:table-row>
        <table:table-row table:style-name="Tabla1.2">
          <table:table-cell table:style-name="Tabla1.A2" office:value-type="string">
            <text:p text:style-name="P22"><text:span text:style-name="T2">DOCUMENTO DE PRUEBAS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T3">PROYECTO nVOTES</text:span></text:p>
          </table:table-cell>
        </table:table-row>
        <table:table-row table:style-name="Tabla1.4">
          <table:table-cell table:style-name="Tabla1.A4" office:value-type="string">
            <text:p text:style-name="P22"/>
          </table:table-cell>
        </table:table-row>
        <table:table-row table:style-name="Tabla1.4">
          <table:table-cell table:style-name="Tabla1.A4" office:value-type="string">
            <text:p text:style-name="P22"><text:span text:style-name="T23">Grupo 2: Almacenamiento de votos</text:span></text:p>
          </table:table-cell>
        </table:table-row>
        <table:table-row table:style-name="Tabla1.4">
          <table:table-cell table:style-name="Tabla1.A4" office:value-type="string">
            <text:p text:style-name="P27"/>
          </table:table-cell>
        </table:table-row>
      </table:table>
      <text:p text:style-name="Standard"><text:bookmark text:name="_GoBack"/></text:p>
      <text:p text:style-name="Standard"/>
      <text:p text:style-name="Standard"><draw:frame draw:style-name="fr1" draw:name="Marco1" text:anchor-type="paragraph" svg:width="0.041cm" style:rel-width="100%" draw:z-index="0"><draw:text-box fo:min-height="0cm"><table:table table:name="Tabla2" table:style-name="Tabla2"><table:table-column table:style-name="Tabla2.A"/><table:table-row table:style-name="Tabla2.1"><table:table-cell table:style-name="Tabla2.A1" office:value-type="string"><text:p text:style-name="No_20_Spacing"/></table:table-cell></table:table-row></table:table></draw:text-box></draw:frame></text:p>
      <text:p text:style-name="P1"/>
      <text:p text:style-name="P1"/>
      <text:p text:style-name="P1"/>
      <text:p text:style-name="P28"><text:span text:style-name="T24">Contenido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Toc501628399" text:style-name="Index_20_Link" text:visited-style-name="Index_20_Link"><text:span text:style-name="T6">PRUEBA 1: Comprobar voto</text:span></text:a><text:a xlink:type="simple" xlink:href="#_Toc501628399" text:style-name="Index_20_Link" text:visited-style-name="Index_20_Link"><text:span text:style-name="T7"><text:tab/>3</text:span></text:a></text:p>
          <text:p text:style-name="P30"><text:a xlink:type="simple" xlink:href="#_Toc501628400" text:style-name="Index_20_Link" text:visited-style-name="Index_20_Link"><text:span text:style-name="T8">Prueba 1.1:</text:span></text:a><text:a xlink:type="simple" xlink:href="#_Toc501628400" text:style-name="Index_20_Link" text:visited-style-name="Index_20_Link"><text:span text:style-name="T7"><text:tab/>3</text:span></text:a></text:p>
          <text:p text:style-name="P30"><text:a xlink:type="simple" xlink:href="#_Toc501628401" text:style-name="Index_20_Link" text:visited-style-name="Index_20_Link"><text:span text:style-name="T8">Prueba 1.2:</text:span></text:a><text:a xlink:type="simple" xlink:href="#_Toc501628401" text:style-name="Index_20_Link" text:visited-style-name="Index_20_Link"><text:span text:style-name="T7"><text:tab/>4</text:span></text:a></text:p>
          <text:p text:style-name="P30"><text:a xlink:type="simple" xlink:href="#_Toc501628402" text:style-name="Index_20_Link" text:visited-style-name="Index_20_Link"><text:span text:style-name="T8">Prueba 1.3:</text:span></text:a><text:a xlink:type="simple" xlink:href="#_Toc501628402" text:style-name="Index_20_Link" text:visited-style-name="Index_20_Link"><text:span text:style-name="T7"><text:tab/>4</text:span></text:a></text:p>
          <text:p text:style-name="P29"><text:a xlink:type="simple" xlink:href="#_Toc501628403" text:style-name="Index_20_Link" text:visited-style-name="Index_20_Link"><text:span text:style-name="T6">PRUEBA 2: Comprobar voto pregunta</text:span></text:a><text:a xlink:type="simple" xlink:href="#_Toc501628403" text:style-name="Index_20_Link" text:visited-style-name="Index_20_Link"><text:span text:style-name="T7"><text:tab/>5</text:span></text:a></text:p>
          <text:p text:style-name="P30"><text:a xlink:type="simple" xlink:href="#_Toc501628404" text:style-name="Index_20_Link" text:visited-style-name="Index_20_Link"><text:span text:style-name="T8">Prueba 2.1:</text:span></text:a><text:a xlink:type="simple" xlink:href="#_Toc501628404" text:style-name="Index_20_Link" text:visited-style-name="Index_20_Link"><text:span text:style-name="T7"><text:tab/>5</text:span></text:a></text:p>
          <text:p text:style-name="P30"><text:a xlink:type="simple" xlink:href="#_Toc501628405" text:style-name="Index_20_Link" text:visited-style-name="Index_20_Link"><text:span text:style-name="T8">Prueba 2.2:</text:span></text:a><text:a xlink:type="simple" xlink:href="#_Toc501628405" text:style-name="Index_20_Link" text:visited-style-name="Index_20_Link"><text:span text:style-name="T7"><text:tab/>6</text:span></text:a></text:p>
          <text:p text:style-name="P30"><text:a xlink:type="simple" xlink:href="#_Toc501628406" text:style-name="Index_20_Link" text:visited-style-name="Index_20_Link"><text:span text:style-name="T8">Prueba 2.3:</text:span></text:a><text:a xlink:type="simple" xlink:href="#_Toc501628406" text:style-name="Index_20_Link" text:visited-style-name="Index_20_Link"><text:span text:style-name="T7"><text:tab/>6</text:span></text:a></text:p>
          <text:p text:style-name="P29"><text:a xlink:type="simple" xlink:href="#_Toc501628407" text:style-name="Index_20_Link" text:visited-style-name="Index_20_Link"><text:span text:style-name="T6">PRUEBA 3: Comprobar token</text:span></text:a><text:a xlink:type="simple" xlink:href="#_Toc501628407" text:style-name="Index_20_Link" text:visited-style-name="Index_20_Link"><text:span text:style-name="T7"><text:tab/>7</text:span></text:a></text:p>
          <text:p text:style-name="P30"><text:a xlink:type="simple" xlink:href="#_Toc501628408" text:style-name="Index_20_Link" text:visited-style-name="Index_20_Link"><text:span text:style-name="T8">Prueba 3.1:</text:span></text:a><text:a xlink:type="simple" xlink:href="#_Toc501628408" text:style-name="Index_20_Link" text:visited-style-name="Index_20_Link"><text:span text:style-name="T7"><text:tab/>7</text:span></text:a></text:p>
          <text:p text:style-name="P30"><text:a xlink:type="simple" xlink:href="#_Toc501628409" text:style-name="Index_20_Link" text:visited-style-name="Index_20_Link"><text:span text:style-name="T8">Prueba 3.2:</text:span></text:a><text:a xlink:type="simple" xlink:href="#_Toc501628409" text:style-name="Index_20_Link" text:visited-style-name="Index_20_Link"><text:span text:style-name="T7"><text:tab/>7</text:span></text:a></text:p>
          <text:p text:style-name="P29"><text:a xlink:type="simple" xlink:href="#_Toc501628410" text:style-name="Index_20_Link" text:visited-style-name="Index_20_Link"><text:span text:style-name="T6">PRUEBA 4: Get voto</text:span></text:a><text:a xlink:type="simple" xlink:href="#_Toc501628410" text:style-name="Index_20_Link" text:visited-style-name="Index_20_Link"><text:span text:style-name="T7"><text:tab/>8</text:span></text:a></text:p>
          <text:p text:style-name="P30"><text:a xlink:type="simple" xlink:href="#_Toc501628411" text:style-name="Index_20_Link" text:visited-style-name="Index_20_Link"><text:span text:style-name="T8">Prueba 4.1:</text:span></text:a><text:a xlink:type="simple" xlink:href="#_Toc501628411" text:style-name="Index_20_Link" text:visited-style-name="Index_20_Link"><text:span text:style-name="T7"><text:tab/>8</text:span></text:a></text:p>
          <text:p text:style-name="P30"><text:a xlink:type="simple" xlink:href="#_Toc501628412" text:style-name="Index_20_Link" text:visited-style-name="Index_20_Link"><text:span text:style-name="T8">Prueba 4.2:</text:span></text:a><text:a xlink:type="simple" xlink:href="#_Toc501628412" text:style-name="Index_20_Link" text:visited-style-name="Index_20_Link"><text:span text:style-name="T7"><text:tab/>8</text:span></text:a></text:p>
          <text:p text:style-name="P30"><text:a xlink:type="simple" xlink:href="#_Toc501628413" text:style-name="Index_20_Link" text:visited-style-name="Index_20_Link"><text:span text:style-name="T8">Prueba 4.3:</text:span></text:a><text:a xlink:type="simple" xlink:href="#_Toc501628413" text:style-name="Index_20_Link" text:visited-style-name="Index_20_Link"><text:span text:style-name="T7"><text:tab/>8</text:span></text:a></text:p>
          <text:p text:style-name="P29"><text:a xlink:type="simple" xlink:href="#_Toc501628414" text:style-name="Index_20_Link" text:visited-style-name="Index_20_Link"><text:span text:style-name="T6">PRUEBA 5: Get voto pregunta</text:span></text:a><text:a xlink:type="simple" xlink:href="#_Toc501628414" text:style-name="Index_20_Link" text:visited-style-name="Index_20_Link"><text:span text:style-name="T7"><text:tab/>9</text:span></text:a></text:p>
          <text:p text:style-name="P30"><text:a xlink:type="simple" xlink:href="#_Toc501628415" text:style-name="Index_20_Link" text:visited-style-name="Index_20_Link"><text:span text:style-name="T8">Prueba 5.1:</text:span></text:a><text:a xlink:type="simple" xlink:href="#_Toc501628415" text:style-name="Index_20_Link" text:visited-style-name="Index_20_Link"><text:span text:style-name="T7"><text:tab/>9</text:span></text:a></text:p>
          <text:p text:style-name="P30"><text:a xlink:type="simple" xlink:href="#_Toc501628416" text:style-name="Index_20_Link" text:visited-style-name="Index_20_Link"><text:span text:style-name="T8">Prueba 5.2:</text:span></text:a><text:a xlink:type="simple" xlink:href="#_Toc501628416" text:style-name="Index_20_Link" text:visited-style-name="Index_20_Link"><text:span text:style-name="T7"><text:tab/>9</text:span></text:a></text:p>
          <text:p text:style-name="P30"><text:a xlink:type="simple" xlink:href="#_Toc501628417" text:style-name="Index_20_Link" text:visited-style-name="Index_20_Link"><text:span text:style-name="T8">Prueba 5.3:</text:span></text:a><text:a xlink:type="simple" xlink:href="#_Toc501628417" text:style-name="Index_20_Link" text:visited-style-name="Index_20_Link"><text:span text:style-name="T7"><text:tab/>9</text:span></text:a></text:p>
          <text:p text:style-name="P30"><text:a xlink:type="simple" xlink:href="#_Toc501628418" text:style-name="Index_20_Link" text:visited-style-name="Index_20_Link"><text:span text:style-name="T8">Prueba 5.4:</text:span></text:a><text:a xlink:type="simple" xlink:href="#_Toc501628418" text:style-name="Index_20_Link" text:visited-style-name="Index_20_Link"><text:span text:style-name="T7"><text:tab/>9</text:span></text:a></text:p>
          <text:p text:style-name="P29"><text:a xlink:type="simple" xlink:href="#_Toc501628419" text:style-name="Index_20_Link" text:visited-style-name="Index_20_Link"><text:span text:style-name="T6">PRUEBA 6: Obtener votos</text:span></text:a><text:a xlink:type="simple" xlink:href="#_Toc501628419" text:style-name="Index_20_Link" text:visited-style-name="Index_20_Link"><text:span text:style-name="T7"><text:tab/>10</text:span></text:a></text:p>
          <text:p text:style-name="P30"><text:a xlink:type="simple" xlink:href="#_Toc501628420" text:style-name="Index_20_Link" text:visited-style-name="Index_20_Link"><text:span text:style-name="T8">Prueba 6.1:</text:span></text:a><text:a xlink:type="simple" xlink:href="#_Toc501628420" text:style-name="Index_20_Link" text:visited-style-name="Index_20_Link"><text:span text:style-name="T7"><text:tab/>10</text:span></text:a></text:p>
          <text:p text:style-name="P30"><text:a xlink:type="simple" xlink:href="#_Toc501628421" text:style-name="Index_20_Link" text:visited-style-name="Index_20_Link"><text:span text:style-name="T8">Prueba 6.2:</text:span></text:a><text:a xlink:type="simple" xlink:href="#_Toc501628421" text:style-name="Index_20_Link" text:visited-style-name="Index_20_Link"><text:span text:style-name="T7"><text:tab/>10</text:span></text:a></text:p>
          <text:p text:style-name="P30"><text:a xlink:type="simple" xlink:href="#_Toc501628422" text:style-name="Index_20_Link" text:visited-style-name="Index_20_Link"><text:span text:style-name="T8">Prueba 6.3:</text:span></text:a><text:a xlink:type="simple" xlink:href="#_Toc501628422" text:style-name="Index_20_Link" text:visited-style-name="Index_20_Link"><text:span text:style-name="T7"><text:tab/>11</text:span></text:a></text:p>
          <text:p text:style-name="P29"><text:a xlink:type="simple" xlink:href="#_Toc501628423" text:style-name="Index_20_Link" text:visited-style-name="Index_20_Link"><text:span text:style-name="T6">PRUEBA 7: Almacenar votos</text:span></text:a><text:a xlink:type="simple" xlink:href="#_Toc501628423" text:style-name="Index_20_Link" text:visited-style-name="Index_20_Link"><text:span text:style-name="T7"><text:tab/>12</text:span></text:a></text:p>
          <text:p text:style-name="P30"><text:a xlink:type="simple" xlink:href="#_Toc501628424" text:style-name="Index_20_Link" text:visited-style-name="Index_20_Link"><text:span text:style-name="T8">Prueba 7.1:</text:span></text:a><text:a xlink:type="simple" xlink:href="#_Toc501628424" text:style-name="Index_20_Link" text:visited-style-name="Index_20_Link"><text:span text:style-name="T7"><text:tab/>12</text:span></text:a></text:p>
          <text:p text:style-name="P30"><text:a xlink:type="simple" xlink:href="#_Toc501628425" text:style-name="Index_20_Link" text:visited-style-name="Index_20_Link"><text:span text:style-name="T8">Prueba 7.2:</text:span></text:a><text:a xlink:type="simple" xlink:href="#_Toc501628425" text:style-name="Index_20_Link" text:visited-style-name="Index_20_Link"><text:span text:style-name="T7"><text:tab/>12</text:span></text:a></text:p>
          <text:p text:style-name="P30"><text:a xlink:type="simple" xlink:href="#_Toc501628426" text:style-name="Index_20_Link" text:visited-style-name="Index_20_Link"><text:span text:style-name="T8">Prueba 7.3:</text:span></text:a><text:a xlink:type="simple" xlink:href="#_Toc501628426" text:style-name="Index_20_Link" text:visited-style-name="Index_20_Link"><text:span text:style-name="T7"><text:tab/>13</text:span></text:a></text:p>
          <text:p text:style-name="P29"><text:a xlink:type="simple" xlink:href="#_Toc501628427" text:style-name="Index_20_Link" text:visited-style-name="Index_20_Link"><text:span text:style-name="T6">PRUEBA 8: Consultar voto pregunta</text:span></text:a><text:a xlink:type="simple" xlink:href="#_Toc501628427" text:style-name="Index_20_Link" text:visited-style-name="Index_20_Link"><text:span text:style-name="T7"><text:tab/>14</text:span></text:a></text:p>
          <text:p text:style-name="P30"><text:a xlink:type="simple" xlink:href="#_Toc501628428" text:style-name="Index_20_Link" text:visited-style-name="Index_20_Link"><text:span text:style-name="T8">Prueba 8.1:</text:span></text:a><text:a xlink:type="simple" xlink:href="#_Toc501628428" text:style-name="Index_20_Link" text:visited-style-name="Index_20_Link"><text:span text:style-name="T7"><text:tab/>14</text:span></text:a></text:p>
          <text:p text:style-name="P30"><text:a xlink:type="simple" xlink:href="#_Toc501628429" text:style-name="Index_20_Link" text:visited-style-name="Index_20_Link"><text:span text:style-name="T8">Prueba 8.2:</text:span></text:a><text:a xlink:type="simple" xlink:href="#_Toc501628429" text:style-name="Index_20_Link" text:visited-style-name="Index_20_Link"><text:span text:style-name="T7"><text:tab/>15</text:span></text:a></text:p>
          <text:p text:style-name="P29"><text:a xlink:type="simple" xlink:href="#_Toc501628430" text:style-name="Index_20_Link" text:visited-style-name="Index_20_Link"><text:span text:style-name="T6">PRUEBA 9: Guardar voto</text:span></text:a><text:a xlink:type="simple" xlink:href="#_Toc501628430" text:style-name="Index_20_Link" text:visited-style-name="Index_20_Link"><text:span text:style-name="T7"><text:tab/>16</text:span></text:a></text:p>
          <text:p text:style-name="P30"><text:soft-page-break/><text:a xlink:type="simple" xlink:href="#_Toc501628431" text:style-name="Index_20_Link" text:visited-style-name="Index_20_Link"><text:span text:style-name="T8">Prueba 9.1:</text:span></text:a><text:a xlink:type="simple" xlink:href="#_Toc501628431" text:style-name="Index_20_Link" text:visited-style-name="Index_20_Link"><text:span text:style-name="T7"><text:tab/>16</text:span></text:a></text:p>
          <text:p text:style-name="P30"><text:a xlink:type="simple" xlink:href="#_Toc501628432" text:style-name="Index_20_Link" text:visited-style-name="Index_20_Link"><text:span text:style-name="T8">Prueba 9.2:</text:span></text:a><text:a xlink:type="simple" xlink:href="#_Toc501628432" text:style-name="Index_20_Link" text:visited-style-name="Index_20_Link"><text:span text:style-name="T7"><text:tab/>16</text:span></text:a></text:p>
          <text:p text:style-name="Standard"/>
        </text:index-body>
      </text:table-of-content>
      <text:p text:style-name="P2"/>
      <text:h text:style-name="P18" text:outline-level="1"><text:bookmark-start text:name="_Toc501628399"/><text:span text:style-name="T9">PRUEBA 1: Comprobar voto</text:span><text:bookmark-end text:name="_Toc501628399"/></text:h>
      <text:p text:style-name="P3"/>
      <text:list xml:id="list3401932270793427395" text:style-name="WWNum1">
        <text:list-item>
          <text:p text:style-name="P7"><text:span text:style-name="T12">Tipo prueba: </text:span><text:span text:style-name="T15">Funcional</text:span></text:p>
        </text:list-item>
        <text:list-item>
          <text:p text:style-name="P7"><text:span text:style-name="T12">Descripción: </text:span><text:span text:style-name="T15">Se realiza esta prueba para comprobar el correcto funcionamiento de la llamada a la API comprobar_voto, que comprueba si un determinado usuario ha votado o no en esa votación.</text:span></text:p>
        </text:list-item>
      </text:list>
      <text:h text:style-name="Heading_20_2" text:outline-level="2"><text:bookmark-start text:name="_Toc501628400"/>Prueba 1.1:<text:bookmark-end text:name="_Toc501628400"/></text:h>
      <text:list xml:id="list13149127538691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/QWERTY12345/1/1</text:span></text:p>
            </text:list-item>
            <text:list-item>
              <text:p text:style-name="P7"><text:span text:style-name="T12">Resultado estimado: </text:span><text:span text:style-name="T15">Array con los datos de los votos realizados por el usuario con token=1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[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4,</text:span></text:p>
      <text:p text:style-name="P11"><text:span text:style-name="T15"><text:tab/><text:tab/>"token_pregunta": "2",</text:span></text:p>
      <text:p text:style-name="P11"><text:span text:style-name="T15"><text:tab/><text:tab/>"token_respuesta": "2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4,</text:span></text:p>
      <text:p text:style-name="P11"><text:span text:style-name="T15"><text:tab/><text:tab/>"token_pregunta": "2",</text:span></text:p>
      <text:p text:style-name="P11"><text:span text:style-name="T15"><text:tab/><text:tab/>"token_respuesta": "2",</text:span></text:p>
      <text:p text:style-name="P11"><text:span text:style-name="T15"><text:tab/><text:tab/>"token_usuario": "1",</text:span></text:p>
      <text:p text:style-name="P11"><text:soft-page-break/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4,</text:span></text:p>
      <text:p text:style-name="P11"><text:span text:style-name="T15"><text:tab/><text:tab/>"token_pregunta": "2",</text:span></text:p>
      <text:p text:style-name="P11"><text:span text:style-name="T15"><text:tab/><text:tab/>"token_respuesta": "2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</text:span></text:p>
      <text:p text:style-name="P11"><text:span text:style-name="T15">]</text:span></text:p>
      <text:p text:style-name="P12"/>
      <text:list xml:id="list13149153627592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p text:style-name="P14"/>
      <text:h text:style-name="Heading_20_2" text:outline-level="2"><text:bookmark-start text:name="_Toc501628401"/>Prueba 1.2:<text:bookmark-end text:name="_Toc501628401"/></text:h>
      <text:list xml:id="list13148022705621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/1/1/1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1 UNAUTHORISED”</text:span></text:p>
      <text:p text:style-name="P11"><text:span text:style-name="T15">Mensaje de error: “Token incorrecto”</text:span></text:p>
      <text:list xml:id="list13149081434760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&lt;Response [401]&gt;</text:span></text:p>
      <text:p text:style-name="P11"><text:span text:style-name="T15">Token incorrecto.</text:span></text:p>
      <text:list xml:id="list13147250059409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02"/>Prueba 1.3:<text:bookmark-end text:name="_Toc501628402"/></text:h>
      <text:list xml:id="list13147865295509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/QWERTY12345/19/1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4 NOT FOUND”</text:span></text:p>
      <text:p text:style-name="P11"><text:span text:style-name="T15">Mensaje de error: “El usuario no ha realizado ningun voto en esta votacion.”</text:span></text:p>
      <text:list xml:id="list13149233449783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&lt;Response [404]&gt;</text:span></text:p>
      <text:p text:style-name="P11"><text:span text:style-name="T15">El usuario no ha realizado ningun voto en esta votacion.</text:span></text:p>
      <text:list xml:id="list13148266264285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p text:style-name="P3"><text:soft-page-break/></text:p>
      <text:h text:style-name="Heading_20_1" text:outline-level="1"><text:bookmark-start text:name="_Toc501628403"/><text:span text:style-name="T9">PRUEBA 2: Comprobar voto pregunta</text:span><text:bookmark-end text:name="_Toc501628403"/></text:h>
      <text:p text:style-name="P4"/>
      <text:list xml:id="list13148271444613" text:continue-numbering="true" text:style-name="WWNum1">
        <text:list-item>
          <text:p text:style-name="P7"><text:span text:style-name="T12">Tipo prueba: </text:span><text:span text:style-name="T15">Funcional</text:span></text:p>
        </text:list-item>
        <text:list-item>
          <text:p text:style-name="P7"><text:span text:style-name="T12">Descripción: </text:span><text:span text:style-name="T15">Se realiza esta prueba para comprobar el correcto funcionamiento de la llamada a la API comprobar_voto_pregunta, que comprueba si un determinado usuario ha votado o no en una determinada pregunta de una votación.</text:span></text:p>
        </text:list-item>
      </text:list>
      <text:h text:style-name="Heading_20_2" text:outline-level="2"><text:bookmark-start text:name="_Toc501628404"/>Prueba 2.1:<text:bookmark-end text:name="_Toc501628404"/></text:h>
      <text:list xml:id="list13147176405311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_pregunta/QWERTY12345/1/1/1</text:span></text:p>
            </text:list-item>
            <text:list-item>
              <text:p text:style-name="P7"><text:span text:style-name="T12">Resultado estimado: </text:span><text:span text:style-name="T15">Array con los datos de los votos realizados por el usuario con token=1 en la pregunta con token=1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[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,</text:span></text:p>
      <text:p text:style-name="P11"><text:span text:style-name="T15"><text:tab/>{</text:span></text:p>
      <text:p text:style-name="P11"><text:span text:style-name="T15"><text:tab/><text:tab/>"id": 13,</text:span></text:p>
      <text:p text:style-name="P11"><text:span text:style-name="T15"><text:tab/><text:tab/>"token_pregunta": "1",</text:span></text:p>
      <text:p text:style-name="P11"><text:span text:style-name="T15"><text:tab/><text:tab/>"token_respuesta": "1",</text:span></text:p>
      <text:p text:style-name="P11"><text:span text:style-name="T15"><text:tab/><text:tab/>"token_usuario": "1",</text:span></text:p>
      <text:p text:style-name="P11"><text:span text:style-name="T15"><text:tab/><text:tab/>"token_votacion": "1"</text:span></text:p>
      <text:p text:style-name="P11"><text:span text:style-name="T15"><text:tab/>}</text:span></text:p>
      <text:p text:style-name="P11"><text:span text:style-name="T15">]</text:span></text:p>
      <text:p text:style-name="P12"/>
      <text:list xml:id="list13147238068834" text:continue-numbering="true" text:style-name="WWNum1">
        <text:list-item>
          <text:list>
            <text:list-item>
              <text:p text:style-name="P7"><text:soft-page-break/><text:span text:style-name="T12">¿El resultado es el esperado?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05"/>Prueba 2.2:<text:bookmark-end text:name="_Toc501628405"/></text:h>
      <text:list xml:id="list13147730979427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_pregunta/1/1/1/1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1 UNAUTHORISED”</text:span></text:p>
      <text:p text:style-name="P11"><text:span text:style-name="T15">Mensaje de error: “Token incorrecto”</text:span></text:p>
      <text:list xml:id="list13148491432075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&lt;Response [401]&gt;</text:span></text:p>
      <text:p text:style-name="P11"><text:span text:style-name="T15">Token incorrecto.</text:span></text:p>
      <text:list xml:id="list13148919863046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06"/>Prueba 2.3:<text:bookmark-end text:name="_Toc501628406"/></text:h>
      <text:list xml:id="list13147866736229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mprobar_voto_pregunta/QWERTY12345/19/1/1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4 NOT FOUND”</text:span></text:p>
      <text:p text:style-name="P11"><text:span text:style-name="T15">Mensaje de error: “El usuario no ha realizado ningun voto en esta pregunta de esta votacion.”</text:span></text:p>
      <text:list xml:id="list13147475245949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&lt;Response [404]&gt;</text:span></text:p>
      <text:p text:style-name="P11"><text:span text:style-name="T15">El usuario no ha realizado ningun voto en esta pregunta de esta votacion.</text:span></text:p>
      <text:list xml:id="list13149040923777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p text:style-name="P4"/>
      <text:p text:style-name="P3"/>
      <text:p text:style-name="P3"/>
      <text:h text:style-name="P18" text:outline-level="1"><text:bookmark-start text:name="_Toc501628407"/><text:span text:style-name="T9">PRUEBA 3: Comprobar token</text:span><text:bookmark-end text:name="_Toc501628407"/></text:h>
      <text:list xml:id="list13148879515551" text:continue-numbering="true" text:style-name="WWNum1">
        <text:list-item>
          <text:p text:style-name="P7"><text:span text:style-name="T12">Tipo prueba: </text:span><text:span text:style-name="T15">Unitaria</text:span></text:p>
        </text:list-item>
        <text:list-item>
          <text:p text:style-name="P7"><text:span text:style-name="T12">Descripción: </text:span><text:span text:style-name="T15">Se realiza esta prueba para comprobar el correcto funcionamiento del método comprobar_token.</text:span></text:p>
        </text:list-item>
      </text:list>
      <text:h text:style-name="Heading_20_2" text:outline-level="2"><text:bookmark-start text:name="_Toc501628408"/>Prueba 3.1:<text:bookmark-end text:name="_Toc501628408"/></text:h>
      <text:list xml:id="list13148365027554" text:continue-numbering="true" text:style-name="WWNum1">
        <text:list-item>
          <text:list>
            <text:list-item>
              <text:p text:style-name="P7"><text:span text:style-name="T12">Entrada: </text:span><text:span text:style-name="T15">“12345QWERTY”</text:span></text:p>
            </text:list-item>
            <text:list-item>
              <text:p text:style-name="P7"><text:span text:style-name="T12">Resultado estimado: </text:span><text:span text:style-name="T15">True</text:span></text:p>
            </text:list-item>
            <text:list-item>
              <text:p text:style-name="P7"><text:span text:style-name="T12">Resultado obtenido:</text:span><text:span text:style-name="T15"> True</text:span></text:p>
            </text:list-item>
          </text:list>
        </text:list-item>
      </text:list>
      <text:p text:style-name="P11"><text:span text:style-name="T15">]</text:span></text:p>
      <text:list xml:id="list13148766203806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09"/>Prueba 3.2:<text:bookmark-end text:name="_Toc501628409"/></text:h>
      <text:list xml:id="list13149287603377" text:continue-numbering="true" text:style-name="WWNum1">
        <text:list-item>
          <text:list>
            <text:list-item>
              <text:p text:style-name="P7"><text:span text:style-name="T12">Entrada: </text:span><text:span text:style-name="T15">“123”</text:span></text:p>
            </text:list-item>
            <text:list-item>
              <text:p text:style-name="P7"><text:span text:style-name="T12">Resultado estimado: </text:span><text:span text:style-name="T15">False. El token es erróneo.</text:span></text:p>
            </text:list-item>
            <text:list-item>
              <text:p text:style-name="P7"><text:span text:style-name="T12">Resultado obtenido: </text:span><text:span text:style-name="T15">False.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.</text:span></text:p>
            </text:list-item>
          </text:list>
        </text:list-item>
      </text:list>
      <text:p text:style-name="P4"/>
      <text:p text:style-name="P3"/>
      <text:p text:style-name="P3"/>
      <text:p text:style-name="P3"/>
      <text:h text:style-name="P18" text:outline-level="1"><text:bookmark-start text:name="_Toc501628410"/><text:span text:style-name="T9">PRUEBA 4: Get voto</text:span><text:bookmark-end text:name="_Toc501628410"/></text:h>
      <text:list xml:id="list13147808342311" text:continue-numbering="true" text:style-name="WWNum1">
        <text:list-item>
          <text:p text:style-name="P7"><text:span text:style-name="T12">Tipo prueba: </text:span><text:span text:style-name="T15">Unitaria</text:span></text:p>
        </text:list-item>
        <text:list-item>
          <text:p text:style-name="P7"><text:span text:style-name="T12">Descripción: </text:span><text:span text:style-name="T15">Se realiza esta prueba para comprobar el correcto funcionamiento del método get_voto.</text:span></text:p>
        </text:list-item>
      </text:list>
      <text:h text:style-name="Heading_20_2" text:outline-level="2"><text:bookmark-start text:name="_Toc501628411"/>Prueba 4.1:<text:bookmark-end text:name="_Toc501628411"/></text:h>
      <text:list xml:id="list13148075509855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, token_votacion=1</text:span></text:p>
            </text:list-item>
            <text:list-item>
              <text:p text:style-name="P7"><text:span text:style-name="T12">Resultado estimado: </text:span><text:span text:style-name="T15">Array con los datos de los votos realizados por el usuario a la votación dada.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[</text:span></text:p>
      <text:p text:style-name="P11"><text:span text:style-name="T15"><text:s text:c="4"/>{</text:span></text:p>
      <text:p text:style-name="P11"><text:span text:style-name="T15"><text:s text:c="3"/><text:tab/> "token_pregunta": "1",</text:span></text:p>
      <text:p text:style-name="P11"><text:span text:style-name="T15"><text:s text:c="3"/><text:tab/> "token_votacion": "1",</text:span></text:p>
      <text:p text:style-name="P11"><text:span text:style-name="T15"><text:s text:c="3"/><text:tab/> "id": 13,</text:span></text:p>
      <text:p text:style-name="P11"><text:span text:style-name="T15"><text:s text:c="3"/><text:tab/> "token_respuesta": "1",</text:span></text:p>
      <text:p text:style-name="P11"><text:span text:style-name="T15"><text:s text:c="3"/><text:tab/> "token_usuario": "1"</text:span></text:p>
      <text:p text:style-name="P11"><text:span text:style-name="T15"><text:s text:c="4"/>},</text:span></text:p>
      <text:p text:style-name="P11"><text:span text:style-name="T15"><text:s text:c="4"/>{</text:span></text:p>
      <text:p text:style-name="P11"><text:span text:style-name="T15"><text:s text:c="3"/><text:tab/> "token_pregunta": "2",</text:span></text:p>
      <text:p text:style-name="P11"><text:span text:style-name="T15"><text:s text:c="3"/><text:tab/> "token_votacion": "1",</text:span></text:p>
      <text:p text:style-name="P11"><text:span text:style-name="T15"><text:s text:c="3"/><text:tab/> "id": 14,</text:span></text:p>
      <text:p text:style-name="P11"><text:span text:style-name="T15"><text:s text:c="3"/><text:tab/> "token_respuesta": "2",</text:span></text:p>
      <text:p text:style-name="P11"><text:span text:style-name="T15"><text:s text:c="3"/><text:tab/> "token_usuario": "1"</text:span></text:p>
      <text:p text:style-name="P11"><text:span text:style-name="T15"><text:s text:c="4"/>}</text:span></text:p>
      <text:p text:style-name="P11"><text:span text:style-name="T15">]</text:span></text:p>
      <text:list xml:id="list13148116627338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12"/>Prueba 4.2:<text:bookmark-end text:name="_Toc501628412"/></text:h>
      <text:list xml:id="list13148690213734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23, token_votacion=1</text:span></text:p>
            </text:list-item>
            <text:list-item>
              <text:p text:style-name="P7"><text:span text:style-name="T12">Resultado estimado: </text:span><text:span text:style-name="T15">Array vacío. El token_usuario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.</text:span></text:p>
            </text:list-item>
          </text:list>
        </text:list-item>
      </text:list>
      <text:h text:style-name="Heading_20_2" text:outline-level="2"><text:bookmark-start text:name="_Toc501628413"/>Prueba 4.3:<text:bookmark-end text:name="_Toc501628413"/></text:h>
      <text:list xml:id="list13149071770137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, token_votacion=123</text:span></text:p>
            </text:list-item>
            <text:list-item>
              <text:p text:style-name="P7"><text:span text:style-name="T12">Resultado estimado: </text:span><text:span text:style-name="T15">Array vacío. El token_votacion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oft-page-break/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h text:style-name="Heading_20_1" text:outline-level="1"><text:bookmark-start text:name="_Toc501628414"/><text:span text:style-name="T9">PRUEBA 5: Get voto pregunta</text:span><text:bookmark-end text:name="_Toc501628414"/></text:h>
      <text:list xml:id="list13148994775451" text:continue-numbering="true" text:style-name="WWNum1">
        <text:list-item>
          <text:p text:style-name="P7"><text:span text:style-name="T12">Tipo prueba: </text:span><text:span text:style-name="T15">Unitaria</text:span></text:p>
        </text:list-item>
        <text:list-item>
          <text:p text:style-name="P7"><text:span text:style-name="T12">Descripción: </text:span><text:span text:style-name="T15">Se realiza esta prueba para comprobar el correcto funcionamiento del método get_voto_pregunta.</text:span></text:p>
        </text:list-item>
      </text:list>
      <text:h text:style-name="Heading_20_2" text:outline-level="2"><text:bookmark-start text:name="_Toc501628415"/>Prueba 5.1:<text:bookmark-end text:name="_Toc501628415"/></text:h>
      <text:list xml:id="list13149236835011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, token_votacion=1, token_pregunta=1</text:span></text:p>
            </text:list-item>
            <text:list-item>
              <text:p text:style-name="P7"><text:span text:style-name="T12">Resultado estimado: </text:span><text:span text:style-name="T15">Array con el voto realizado por el usuario para una pregunta de una votación dada.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[</text:span></text:p>
      <text:p text:style-name="P11"><text:span text:style-name="T15"><text:s text:c="4"/>{</text:span></text:p>
      <text:p text:style-name="P11"><text:span text:style-name="T15"><text:s text:c="3"/><text:tab/> "token_pregunta": "1",</text:span></text:p>
      <text:p text:style-name="P11"><text:span text:style-name="T15"><text:s text:c="3"/><text:tab/> "token_votacion": "1",</text:span></text:p>
      <text:p text:style-name="P11"><text:span text:style-name="T15"><text:s text:c="3"/><text:tab/> "id": 13,</text:span></text:p>
      <text:p text:style-name="P11"><text:span text:style-name="T15"><text:s text:c="3"/><text:tab/> "token_respuesta": "1",</text:span></text:p>
      <text:p text:style-name="P11"><text:span text:style-name="T15"><text:s text:c="3"/><text:tab/> "token_usuario": "1"</text:span></text:p>
      <text:p text:style-name="P11"><text:span text:style-name="T15"><text:s text:c="4"/>}</text:span></text:p>
      <text:p text:style-name="P11"><text:span text:style-name="T15">]</text:span></text:p>
      <text:list xml:id="list13148044454249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16"/>Prueba 5.2:<text:bookmark-end text:name="_Toc501628416"/></text:h>
      <text:list xml:id="list13147227732409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23, token_votacion=1, token_pregunta=1</text:span></text:p>
            </text:list-item>
            <text:list-item>
              <text:p text:style-name="P7"><text:span text:style-name="T12">Resultado estimado: </text:span><text:span text:style-name="T15">Array vacío. El token_usuario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17"/>Prueba 5.3:<text:bookmark-end text:name="_Toc501628417"/></text:h>
      <text:list xml:id="list13147353477941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, token_votacion=123, token_pregunta=1</text:span></text:p>
            </text:list-item>
            <text:list-item>
              <text:p text:style-name="P7"><text:span text:style-name="T12">Resultado estimado: </text:span><text:span text:style-name="T15">Array vacío. El token_votacion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18"/><text:soft-page-break/>Prueba 5.4:<text:bookmark-end text:name="_Toc501628418"/></text:h>
      <text:list xml:id="list13147386737814" text:continue-numbering="true" text:style-name="WWNum1">
        <text:list-item>
          <text:list>
            <text:list-item>
              <text:p text:style-name="P7"><text:span text:style-name="T12">Entrada: </text:span><text:span text:style-name="T15">token_usuario=1, token_votacion=1, token_pregunta=123</text:span></text:p>
            </text:list-item>
            <text:list-item>
              <text:p text:style-name="P7"><text:span text:style-name="T12">Resultado estimado: </text:span><text:span text:style-name="T15">Array vacío. El token_pregunta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h text:style-name="Heading_20_1" text:outline-level="1"><text:bookmark-start text:name="_Toc501628419"/><text:span text:style-name="T10">PRUEBA 6: Obtener votos</text:span><text:bookmark-end text:name="_Toc501628419"/></text:h>
      <text:p text:style-name="P4"/>
      <text:list xml:id="list13148617301528" text:continue-numbering="true" text:style-name="WWNum1">
        <text:list-item>
          <text:p text:style-name="P7"><text:span text:style-name="T12">Tipo prueba: </text:span><text:span text:style-name="T15">Funcional</text:span></text:p>
        </text:list-item>
        <text:list-item>
          <text:p text:style-name="P7"><text:span text:style-name="T12">Descripción: </text:span><text:span text:style-name="T15">Se realiza esta prueba para comprobar el correcto funcionamiento de la llamada a la API obtener_votos, que comprueba si un determinado usuario ha votado o no.</text:span></text:p>
        </text:list-item>
      </text:list>
      <text:h text:style-name="Heading_20_2" text:outline-level="2"><text:bookmark-start text:name="_Toc501628420"/>Prueba 6.1:<text:bookmark-end text:name="_Toc501628420"/></text:h>
      <text:list xml:id="list13147569170025" text:continue-numbering="true" text:style-name="WWNum1">
        <text:list-item>
          <text:list>
            <text:list-item>
              <text:p text:style-name="P7"><text:span text:style-name="T12">Entrada:</text:span><text:span text:style-name="T15"> http://localhost:5000/get/obtener_votos/QWERTY12345/1/1</text:span></text:p>
            </text:list-item>
            <text:list-item>
              <text:p text:style-name="P7"><text:span text:style-name="T12">Resultado estimado: </text:span><text:span text:style-name="T15">Array con los datos de los votos realizados por el usuario con token=1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HTTP/1.0 200 OK</text:span></text:p>
      <text:p text:style-name="P11"><text:span text:style-name="T18">Content-Type: text/html; charset=utf-8</text:span></text:p>
      <text:p text:style-name="P11"><text:span text:style-name="T18">Content-Length: 417</text:span></text:p>
      <text:p text:style-name="P11"><text:span text:style-name="T18">Server: Werkzeug/0.12.2 Python/2.7.12</text:span></text:p>
      <text:p text:style-name="P11"><text:span text:style-name="T15">Date: Thu, 21 Dec 2017 00:30:35 GMT</text:span></text:p>
      <text:p text:style-name="P12"/>
      <text:p text:style-name="P11"><text:span text:style-name="T15">[{"id": 13, "token_pregunta": "1", "token_respuesta": "1", "token_usuario": "1", "token_votacion": "1"}, {"id": 15, "token_pregunta": "1", "token_respuesta": "2", "token_usuario": "2", "token_votacion": "1"}, {"id": 17, "token_pregunta": "1", "token_respuesta": "2", "token_usuario": "3", "token_votacion": "1"}, {"id": 19, "token_pregunta": "1", "token_respuesta": null, "token_usuario": "4", "token_votacion": "1"}]</text:span></text:p>
      <text:list xml:id="list13147375948736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21"/>Prueba 6.2:<text:bookmark-end text:name="_Toc501628421"/></text:h>
      <text:list xml:id="list13149245721943" text:continue-numbering="true" text:style-name="WWNum1">
        <text:list-item>
          <text:list>
            <text:list-item>
              <text:p text:style-name="P7"><text:span text:style-name="T12">Entrada:</text:span><text:span text:style-name="T15"> </text:span><text:a xlink:type="simple" xlink:href="http://localhost:5000/get/obtener_votos/DFKJGE54368/1/1" text:style-name="Internet_20_link" text:visited-style-name="Visited_20_Internet_20_Link"><text:span text:style-name="T15">http://localhost:5000/get/obtener_votos/DFKJGE54368/1/1</text:span></text:a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1 UNAUTHORISED”</text:span></text:p>
      <text:p text:style-name="P11"><text:soft-page-break/><text:span text:style-name="T15">Mensaje de error: “Token incorrecto”</text:span></text:p>
      <text:list xml:id="list13148639358267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HTTP/1.0 401 UNAUTHORIZED</text:span></text:p>
      <text:p text:style-name="P11"><text:span text:style-name="T18">Content-Type: text/html; charset=utf-8</text:span></text:p>
      <text:p text:style-name="P11"><text:span text:style-name="T18">Content-Length: 17</text:span></text:p>
      <text:p text:style-name="P11"><text:span text:style-name="T18">Server: Werkzeug/0.12.2 Python/2.7.12</text:span></text:p>
      <text:p text:style-name="P11"><text:span text:style-name="T18">Date: Thu, 21 Dec 2017 00:31:17 GMT</text:span></text:p>
      <text:p text:style-name="P13"/>
      <text:p text:style-name="P11"><text:span text:style-name="T18">Token incorrecto.</text:span></text:p>
      <text:list xml:id="list13148751944578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7">Sí.</text:span></text:p>
            </text:list-item>
          </text:list>
        </text:list-item>
      </text:list>
      <text:h text:style-name="Heading_20_2" text:outline-level="2"><text:bookmark-start text:name="_Toc501628422"/>Prueba 6.3:<text:bookmark-end text:name="_Toc501628422"/></text:h>
      <text:list xml:id="list13148551917472" text:continue-numbering="true" text:style-name="WWNum1">
        <text:list-item>
          <text:list>
            <text:list-item>
              <text:p text:style-name="P7"><text:span text:style-name="T12">Entrada:</text:span><text:span text:style-name="T15"> </text:span><text:a xlink:type="simple" xlink:href="http://localhost:5000/get/obtener_votos/QWERTY12345/78/1" text:style-name="Internet_20_link" text:visited-style-name="Visited_20_Internet_20_Link"><text:span text:style-name="T15">http://localhost:5000/get/obtener_votos/QWERTY12345/78/1</text:span></text:a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Array vacío. El usuario no ha realizado ningún voto en esta votación.</text:span></text:p>
      <text:list xml:id="list13149008613713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HTTP/1.0 200 OK</text:span></text:p>
      <text:p text:style-name="P11"><text:span text:style-name="T18">Content-Type: text/html; charset=utf-8</text:span></text:p>
      <text:p text:style-name="P11"><text:span text:style-name="T18">Content-Length: 2</text:span></text:p>
      <text:p text:style-name="P11"><text:span text:style-name="T18">Server: Werkzeug/0.12.2 Python/2.7.12</text:span></text:p>
      <text:p text:style-name="P11"><text:span text:style-name="T15">Date: Thu, 21 Dec 2017 00:32:06 GMT</text:span></text:p>
      <text:p text:style-name="P12"/>
      <text:p text:style-name="P11"><text:span text:style-name="T15">[]</text:span></text:p>
      <text:list xml:id="list13148681104454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.</text:span></text:p>
            </text:list-item>
          </text:list>
        </text:list-item>
      </text:list>
      <text:p text:style-name="P4"/>
      <text:p text:style-name="P3"/>
      <text:p text:style-name="P3"/>
      <text:h text:style-name="P18" text:outline-level="1"><text:bookmark-start text:name="_Toc501628423"/><text:span text:style-name="T9">PRUEBA 7: Almacenar votos</text:span><text:bookmark-end text:name="_Toc501628423"/></text:h>
      <text:p text:style-name="P4"/>
      <text:list xml:id="list13149360205636" text:continue-numbering="true" text:style-name="WWNum1">
        <text:list-item>
          <text:p text:style-name="P7"><text:span text:style-name="T12">Tipo prueba: </text:span><text:span text:style-name="T15">Funcional</text:span></text:p>
        </text:list-item>
        <text:list-item>
          <text:p text:style-name="P7"><text:span text:style-name="T12">Descripción: </text:span><text:span text:style-name="T15">Se realiza esta prueba para comprobar el correcto funcionamiento de la llamada a la API almacenar_votos, que guarda la pregunta y respuesta de una determinada votación que ha realizado un usuario.</text:span></text:p>
        </text:list-item>
      </text:list>
      <text:h text:style-name="Heading_20_2" text:outline-level="2"><text:bookmark-start text:name="_Toc501628424"/>Prueba 7.1:<text:bookmark-end text:name="_Toc501628424"/></text:h>
      <text:list xml:id="list13149010883637" text:continue-numbering="true" text:style-name="WWNum1">
        <text:list-item>
          <text:list>
            <text:list-item>
              <text:p text:style-name="P7"><text:span text:style-name="T12">Entrada:</text:span><text:span text:style-name="T15"> http://localhost:5000/post/almacenar_voto", {"token_bd":"QWERTY12345","token_usuario":"25","token_votacion":"1","token_pregunta":"2","token_respuesta":"1"}</text:span></text:p>
            </text:list-item>
            <text:list-item>
              <text:p text:style-name="P7"><text:span text:style-name="T12">Resultado estimado: </text:span><text:span text:style-name="T15">El voto se ha almacenado satisfactoriamente.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HTTP/1.0 200 OK</text:span></text:p>
      <text:p text:style-name="P11"><text:span text:style-name="T18">Content-Type: text/html; charset=utf-8</text:span></text:p>
      <text:p text:style-name="P11"><text:span text:style-name="T18">Content-Length: 59</text:span></text:p>
      <text:p text:style-name="P11"><text:span text:style-name="T18">Server: Werkzeug/0.12.2 Python/2.7.12</text:span></text:p>
      <text:p text:style-name="P11"><text:span text:style-name="T18">Date: Thu, 21 Dec 2017 01:35:46 GMT</text:span></text:p>
      <text:p text:style-name="P13"/>
      <text:p text:style-name="P11"><text:span text:style-name="T15">{"message": "El voto se ha almacenado satisfactoriamente."}</text:span></text:p>
      <text:list xml:id="list13147587922929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p text:style-name="P6"/>
      <text:h text:style-name="Heading_20_2" text:outline-level="2"><text:bookmark-start text:name="_Toc501628425"/>Prueba 7.2:<text:bookmark-end text:name="_Toc501628425"/></text:h>
      <text:list xml:id="list13148320843104" text:continue-numbering="true" text:style-name="WWNum1">
        <text:list-item>
          <text:list>
            <text:list-item>
              <text:p text:style-name="P7"><text:span text:style-name="T12">Entrada:</text:span><text:span text:style-name="T15"> http://localhost:5000/post/almacenar_voto", {"token_bd":"FDAIFJ52987","token_usuario":"26","token_votacion":"1","token_pregunta":"2","token_respuesta":"1"}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1 UNAUTHORISED”</text:span></text:p>
      <text:p text:style-name="P11"><text:span text:style-name="T15">Mensaje de error: “Token incorrecto”</text:span></text:p>
      <text:list xml:id="list13148642403455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HTTP/1.0 401 UNAUTHORIZED</text:span></text:p>
      <text:p text:style-name="P11"><text:span text:style-name="T18">Content-Type: text/html; charset=utf-8</text:span></text:p>
      <text:p text:style-name="P11"><text:span text:style-name="T18">Content-Length: 17</text:span></text:p>
      <text:p text:style-name="P11"><text:span text:style-name="T18">Server: Werkzeug/0.12.2 Python/2.7.12</text:span></text:p>
      <text:p text:style-name="P11"><text:span text:style-name="T18">Date: Thu, 21 Dec 2017 01:38:16 GMT</text:span></text:p>
      <text:p text:style-name="P13"/>
      <text:p text:style-name="P11"><text:span text:style-name="T18">Token incorrecto.</text:span></text:p>
      <text:list xml:id="list13148556410956" text:continue-numbering="true" text:style-name="WWNum1">
        <text:list-item>
          <text:list>
            <text:list-item>
              <text:p text:style-name="P7"><text:soft-page-break/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26"/>Prueba 7.3:<text:bookmark-end text:name="_Toc501628426"/></text:h>
      <text:list xml:id="list13149405332381" text:continue-numbering="true" text:style-name="WWNum1">
        <text:list-item>
          <text:list>
            <text:list-item>
              <text:p text:style-name="P7"><text:span text:style-name="T12">Entrada:</text:span><text:span text:style-name="T15"> http://localhost:5000/post/almacenar_voto", {"token_bd":"QWERTY12345","token_usuario":"1","token_votacion":"1","token_pregunta":"2","token_respuesta":"1"}</text:span></text:p>
            </text:list-item>
            <text:list-item>
              <text:p text:style-name="P7"><text:span text:style-name="T12">Resultado estimado: <text:s/></text:span></text:p>
            </text:list-item>
          </text:list>
        </text:list-item>
      </text:list>
      <text:p text:style-name="P11"><text:span text:style-name="T15">Código de error: “400 BAD REQUEST”</text:span></text:p>
      <text:p text:style-name="P11"><text:span text:style-name="T15">Mensaje de error: “Un usuario solo puede votar una vez”</text:span></text:p>
      <text:list xml:id="list13147886302319" text:continue-numbering="true" text:style-name="WWNum1">
        <text:list-item>
          <text:list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1"><text:span text:style-name="T15">HTTP/1.0 400 BAD REQUEST</text:span></text:p>
      <text:p text:style-name="P11"><text:span text:style-name="T18">Content-Type: text/html; charset=utf-8</text:span></text:p>
      <text:p text:style-name="P11"><text:span text:style-name="T18">Content-Length: 52</text:span></text:p>
      <text:p text:style-name="P11"><text:span text:style-name="T18">Server: Werkzeug/0.12.2 Python/2.7.12</text:span></text:p>
      <text:p text:style-name="P11"><text:span text:style-name="T15">Date: Thu, 21 Dec 2017 01:37:19 GMT</text:span></text:p>
      <text:p text:style-name="P12"/>
      <text:p text:style-name="P11"><text:span text:style-name="T15">Un usuario sólo puede votar una vez a una pregunta.</text:span></text:p>
      <text:list xml:id="list13148336337224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p text:style-name="P3"/>
      <text:p text:style-name="P3"/>
      <text:h text:style-name="P18" text:outline-level="1"><text:bookmark-start text:name="_Toc501628427"/><text:span text:style-name="T9">PRUEBA 8: Consultar voto pregunta</text:span><text:bookmark-end text:name="_Toc501628427"/></text:h>
      <text:list xml:id="list13147936424892" text:continue-numbering="true" text:style-name="WWNum1">
        <text:list-item>
          <text:p text:style-name="P7"><text:span text:style-name="T12">Tipo prueba: </text:span><text:span text:style-name="T15">Unitaria</text:span></text:p>
        </text:list-item>
        <text:list-item>
          <text:p text:style-name="P7"><text:span text:style-name="T12">Descripción: </text:span><text:span text:style-name="T15">Se realiza esta prueba para comprobar el correcto funcionamiento del método consultar_votos_pregunta.</text:span></text:p>
        </text:list-item>
      </text:list>
      <text:h text:style-name="Heading_20_2" text:outline-level="2"><text:bookmark-start text:name="_Toc501628428"/>Prueba 8.1:<text:bookmark-end text:name="_Toc501628428"/></text:h>
      <text:list xml:id="list13149017778819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get/consultar_votos_pregunta/1/1</text:span></text:p>
            </text:list-item>
            <text:list-item>
              <text:p text:style-name="P7"><text:span text:style-name="T12">Resultado estimado: </text:span><text:span text:style-name="T15">Array con los datos de los votos realizados por el usuario con votación de token=1 y pregunta de token=1</text:span></text:p>
            </text:list-item>
            <text:list-item>
              <text:p text:style-name="P7"><text:span text:style-name="T12">Resultado obtenido:</text:span></text:p>
            </text:list-item>
          </text:list>
        </text:list-item>
      </text:list>
      <text:p text:style-name="P11"><text:span text:style-name="T15">[</text:span></text:p>
      <text:p text:style-name="P11"><text:span text:style-name="T15"><text:s text:c="4"/>{</text:span></text:p>
      <text:p text:style-name="P11"><text:span text:style-name="T15"><text:s text:c="8"/>"token_pregunta": "1",</text:span></text:p>
      <text:p text:style-name="P11"><text:span text:style-name="T15"><text:s text:c="8"/>"token_votacion": "1",</text:span></text:p>
      <text:p text:style-name="P11"><text:span text:style-name="T15"><text:s text:c="8"/>"id": 13,</text:span></text:p>
      <text:p text:style-name="P11"><text:span text:style-name="T15"><text:s text:c="8"/>"token_respuesta": "1",</text:span></text:p>
      <text:p text:style-name="P11"><text:span text:style-name="T15"><text:s text:c="8"/>"token_usuario": "1"</text:span></text:p>
      <text:p text:style-name="P11"><text:span text:style-name="T15"><text:s text:c="4"/>},</text:span></text:p>
      <text:p text:style-name="P11"><text:span text:style-name="T15"><text:s text:c="4"/>{</text:span></text:p>
      <text:p text:style-name="P11"><text:span text:style-name="T15"><text:s text:c="8"/>"token_pregunta": "1",</text:span></text:p>
      <text:p text:style-name="P11"><text:span text:style-name="T15"><text:s text:c="8"/>"token_votacion": "1",</text:span></text:p>
      <text:p text:style-name="P11"><text:span text:style-name="T15"><text:s text:c="8"/>"id": 15,</text:span></text:p>
      <text:p text:style-name="P11"><text:span text:style-name="T15"><text:s text:c="8"/>"token_respuesta": "2",</text:span></text:p>
      <text:p text:style-name="P11"><text:span text:style-name="T15"><text:s text:c="8"/>"token_usuario": "2"</text:span></text:p>
      <text:p text:style-name="P11"><text:span text:style-name="T15"><text:s text:c="4"/>},</text:span></text:p>
      <text:p text:style-name="P11"><text:span text:style-name="T15"><text:s text:c="4"/>{</text:span></text:p>
      <text:p text:style-name="P11"><text:span text:style-name="T15"><text:s text:c="8"/>"token_pregunta": "1",</text:span></text:p>
      <text:p text:style-name="P11"><text:span text:style-name="T15"><text:s text:c="8"/>"token_votacion": "1",</text:span></text:p>
      <text:p text:style-name="P11"><text:span text:style-name="T15"><text:s text:c="8"/>"id": 17,</text:span></text:p>
      <text:p text:style-name="P11"><text:span text:style-name="T15"><text:s text:c="8"/>"token_respuesta": "2",</text:span></text:p>
      <text:p text:style-name="P11"><text:span text:style-name="T15"><text:s text:c="8"/>"token_usuario": "3"</text:span></text:p>
      <text:p text:style-name="P11"><text:span text:style-name="T15"><text:s text:c="4"/>},</text:span></text:p>
      <text:p text:style-name="P11"><text:span text:style-name="T15"><text:s text:c="4"/>{</text:span></text:p>
      <text:p text:style-name="P11"><text:span text:style-name="T15"><text:s text:c="8"/>"token_pregunta": "1",</text:span></text:p>
      <text:p text:style-name="P11"><text:span text:style-name="T15"><text:s text:c="8"/>"token_votacion": "1",</text:span></text:p>
      <text:p text:style-name="P11"><text:span text:style-name="T15"><text:s text:c="8"/>"id": 19,</text:span></text:p>
      <text:p text:style-name="P11"><text:span text:style-name="T15"><text:s text:c="8"/>"token_respuesta": null,</text:span></text:p>
      <text:p text:style-name="P11"><text:span text:style-name="T15"><text:s text:c="8"/>"token_usuario": "4"</text:span></text:p>
      <text:p text:style-name="P11"><text:span text:style-name="T15"><text:s text:c="4"/>}</text:span></text:p>
      <text:p text:style-name="P11"><text:soft-page-break/><text:span text:style-name="T15">]</text:span></text:p>
      <text:p text:style-name="P12"/>
      <text:list xml:id="list13148232768407" text:continue-numbering="true" text:style-name="WWNum1">
        <text:list-item>
          <text:list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h text:style-name="Heading_20_2" text:outline-level="2"><text:bookmark-start text:name="_Toc501628429"/>Prueba 8.2:<text:bookmark-end text:name="_Toc501628429"/></text:h>
      <text:list xml:id="list13147959799373" text:continue-numbering="true" text:style-name="WWNum1">
        <text:list-item>
          <text:list>
            <text:list-item>
              <text:p text:style-name="P7"><text:span text:style-name="T12">Entrada: <text:s/></text:span><text:span text:style-name="T15">http://localhost:5000/get/consultar_votos_pregunta/123/1</text:span></text:p>
            </text:list-item>
            <text:list-item>
              <text:p text:style-name="P7"><text:span text:style-name="T12">Resultado estimado: </text:span><text:span text:style-name="T15">Array vacío. El token_votacion introducido es erróneo.</text:span></text:p>
            </text:list-item>
            <text:list-item>
              <text:p text:style-name="P7"><text:span text:style-name="T12">Resultado obtenido: </text:span><text:span text:style-name="T15">[ ]</text:span></text:p>
            </text:list-item>
            <text:list-item>
              <text:p text:style-name="P7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p text:style-name="P4"/>
      <text:p text:style-name="P4"/>
      <text:p text:style-name="P3"/>
      <text:p text:style-name="P3"/>
      <text:h text:style-name="P18" text:outline-level="1"><text:bookmark-start text:name="_Toc501628430"/><text:span text:style-name="T9">PRUEBA 9: Guardar voto</text:span><text:bookmark-end text:name="_Toc501628430"/></text:h>
      <text:p text:style-name="P4"/>
      <text:list xml:id="list13149004550133" text:continue-numbering="true" text:style-name="WWNum1">
        <text:list-item>
          <text:p text:style-name="P7"><text:span text:style-name="T12">Tipo prueba: </text:span><text:span text:style-name="T15">Unitaria</text:span></text:p>
        </text:list-item>
        <text:list-item>
          <text:p text:style-name="P7"><text:span text:style-name="T12">Descripción: </text:span><text:span text:style-name="T15">Se realiza esta prueba para comprobar el correcto funcionamiento del método consultar_votos_pregunta.</text:span></text:p>
        </text:list-item>
      </text:list>
      <text:h text:style-name="Heading_20_2" text:outline-level="2"><text:bookmark-start text:name="_Toc501628431"/>Prueba 9.1:<text:bookmark-end text:name="_Toc501628431"/></text:h>
      <text:list xml:id="list13147401788193" text:continue-numbering="true" text:style-name="WWNum1">
        <text:list-item>
          <text:list>
            <text:list-item>
              <text:p text:style-name="P7"><text:span text:style-name="T12">Entrada: </text:span><text:span text:style-name="T15">http://localhost:5000/post/guardar_voto/1/1/5/3</text:span></text:p>
            </text:list-item>
            <text:list-item>
              <text:p text:style-name="P7"><text:span text:style-name="T12">Resultado estimado: </text:span><text:span text:style-name="T15">None</text:span></text:p>
            </text:list-item>
            <text:list-item>
              <text:p text:style-name="P7"><text:span text:style-name="T12">Resultado obtenido: None</text:span></text:p>
            </text:list-item>
            <text:list-item>
              <text:p text:style-name="P7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p text:style-name="P15"/>
      <text:h text:style-name="Heading_20_2" text:outline-level="2"><text:bookmark-start text:name="_Toc501628432"/>Prueba 9.2:<text:bookmark-end text:name="_Toc501628432"/></text:h>
      <text:list xml:id="list13148431991239" text:continue-numbering="true" text:style-name="WWNum1">
        <text:list-item>
          <text:list>
            <text:list-item>
              <text:p text:style-name="P7"><text:span text:style-name="T12">Entrada: <text:s/></text:span><text:span text:style-name="T15">http://localhost:5000/post/guardar_voto/1/1/1/1</text:span></text:p>
            </text:list-item>
            <text:list-item>
              <text:p text:style-name="P7"><text:span text:style-name="T12">Resultado estimado: </text:span><text:span text:style-name="T15">El token_votacion introducido es erróneo.</text:span></text:p>
            </text:list-item>
            <text:list-item>
              <text:p text:style-name="P7"><text:span text:style-name="T12">Resultado obtenido: </text:span></text:p>
            </text:list-item>
          </text:list>
        </text:list-item>
      </text:list>
      <text:p text:style-name="P17"><text:span text:style-name="T18">_mysql_exceptions.IntegrityError: (1062, "Duplicate entry '1-1-1' for key 'token_usuario, token_votacion, token_pregunta'")</text:span></text:p>
      <text:list xml:id="list13147848521542" text:continue-numbering="true" text:style-name="WWNum1">
        <text:list-item>
          <text:list>
            <text:list-item>
              <text:p text:style-name="P7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p text:style-name="Standard"/>
      <text:h text:style-name="P19" text:outline-level="1"><text:bookmark-start text:name="_Toc5016284301"/><text:span text:style-name="T9">PRUEBA </text:span><text:span text:style-name="T11">10</text:span><text:span text:style-name="T9">: </text:span><text:bookmark-end text:name="_Toc5016284301"/><text:span text:style-name="T11">Obtener votos votación</text:span></text:h>
      <text:p text:style-name="P5"/>
      <text:list xml:id="list13149056869458" text:continue-numbering="true" text:style-name="WWNum1">
        <text:list-item>
          <text:p text:style-name="P8"><text:span text:style-name="T12">Tipo prueba: </text:span><text:span text:style-name="T20">Funcional</text:span></text:p>
        </text:list-item>
        <text:list-item>
          <text:p text:style-name="P8"><text:span text:style-name="T12">Descripción: </text:span><text:span text:style-name="T15">Se realiza esta prueba para comprobar el correcto funcionamiento del método </text:span><text:span text:style-name="T17">obtener_voto_votacion</text:span><text:span text:style-name="T15">.</text:span></text:p>
        </text:list-item>
      </text:list>
      <text:h text:style-name="P20" text:outline-level="2"><text:bookmark-start text:name="_Toc5016284311"/>Prueba <text:span text:style-name="T29">10</text:span>.1:<text:bookmark-end text:name="_Toc5016284311"/></text:h>
      <text:list xml:id="list13149465291410" text:continue-numbering="true" text:style-name="WWNum1">
        <text:list-item>
          <text:list>
            <text:list-item>
              <text:p text:style-name="P8"><text:span text:style-name="T12">Entrada: </text:span><text:span text:style-name="T34">http://localhost:5000/get/obtener_votos_votacion/QWERTY12345/1</text:span></text:p>
            </text:list-item>
            <text:list-item>
              <text:p text:style-name="P8"><text:span text:style-name="T13"/></text:p>
            </text:list-item>
            <text:list-item>
              <text:p text:style-name="P8"><text:span text:style-name="T12">Resultado estimado: </text:span><text:span text:style-name="T21">Array con los votos de la votación con token=1</text:span></text:p>
            </text:list-item>
            <text:list-item>
              <text:p text:style-name="P8"><text:span text:style-name="T12">Resultado obtenido: </text:span><text:span text:style-name="T21">[</text:span><text:span text:style-name="T22">{"id": 1, "token_pregunta": "2", "token_respuesta": "pSAnWEg78wuESYXk1ixyoCjquP7bg3cwtTT47TKnevc=", "token_usuario": "28", "token_votacion": "1"}, {"id": 2, "token_pregunta": "2", "token_respuesta": "HhIHz7rQHGoDTNKU/rVbXwSYkHpiMvBgegpgd7fH7Jk=", "token_usuario": "1", "token_votacion": "1"}, {"id": 3, "token_pregunta": "6", "token_respuesta": "3", "token_usuario": "8", "token_votacion": "1"}, {"id": 4, "token_pregunta": "1", "token_respuesta": "1", "token_usuario": "1", "token_votacion": "1"}]</text:span></text:p>
            </text:list-item>
            <text:list-item>
              <text:p text:style-name="P8"><text:span text:style-name="T12">¿El resultado es el esperado? </text:span><text:span text:style-name="T25">Sí</text:span><text:span text:style-name="T27">.</text:span></text:p>
            </text:list-item>
          </text:list>
        </text:list-item>
      </text:list>
      <text:p text:style-name="P16"/>
      <text:h text:style-name="P20" text:outline-level="2"><text:bookmark-start text:name="_Toc5016284321"/>Prueba <text:span text:style-name="T29">10</text:span>.2:<text:bookmark-end text:name="_Toc5016284321"/></text:h>
      <text:list xml:id="list13149314792031" text:continue-numbering="true" text:style-name="WWNum1">
        <text:list-item>
          <text:list>
            <text:list-item>
              <text:p text:style-name="P8"><text:span text:style-name="T12">Entrada: <text:s/></text:span><text:span text:style-name="T35">http://localhost:5000/get/obtener_votos_votacion/DFKJGE54368/1</text:span></text:p>
            </text:list-item>
            <text:list-item>
              <text:p text:style-name="P8"><text:span text:style-name="T12"/></text:p>
            </text:list-item>
            <text:list-item>
              <text:p text:style-name="P8"><text:span text:style-name="T12">Resultado estimado: </text:span><text:span text:style-name="T15">El token_votacion introducido es erróneo.</text:span></text:p>
            </text:list-item>
            <text:list-item>
              <text:p text:style-name="P8"><text:span text:style-name="T12">Resultado obtenido: </text:span><text:span text:style-name="T19">&lt;Response [401]&gt;Token incorrecto.</text:span></text:p>
            </text:list-item>
            <text:list-item>
              <text:p text:style-name="P8"><text:span text:style-name="T12">¿El resultado es el esperado?</text:span><text:span text:style-name="T15"> </text:span><text:span text:style-name="T25">Sí</text:span><text:span text:style-name="T27">.</text:span></text:p>
            </text:list-item>
          </text:list>
        </text:list-item>
      </text:list>
      <text:h text:style-name="P21" text:outline-level="2"><text:span text:style-name="T15"/></text:h>
      <text:p text:style-name="P10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s" fo:country="none" style:letter-kerning="tru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s" fo:country="none" style:letter-kerning="tru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padding="0cm" fo:border="none" style:writing-mode="lr-tb"/>
      <style:text-properties fo:color="#00000a" style:font-name="Cambria" fo:font-family="Cambria" style:font-family-generic="roman" style:font-pitch="variable" fo:language="es" fo:country="ES" style:font-name-asian="F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padding="0cm" fo:border="none"/>
      <style:text-properties fo:color="#365f91" style:font-name="Calibri" fo:font-family="Calibri" style:font-family-generic="roman" style:font-pitch="variable" fo:font-size="14pt" fo:language="es" fo:country="ES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fo:color="#00000a" style:font-name="Cambria" fo:font-family="Cambria" style:font-family-generic="roman" style:font-pitch="variable" fo:language="es" fo:country="ES" style:font-name-asian="F" style:font-family-generic-asian="system" style:font-pitch-asian="variable" style:font-name-complex="F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fo:font-size="12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PRUEBAS</dc:title>
    <dc:subject>PROYECTO nVOTES</dc:subject>
    <meta:initial-creator>Grupo 2: Almacenamiento de votos</meta:initial-creator>
    <meta:editing-cycles>5</meta:editing-cycles>
    <meta:print-date>2017-12-21T13:10:00</meta:print-date>
    <meta:creation-date>2017-12-21T13:09:00</meta:creation-date>
    <dc:date>2018-01-15T01:31:46.976105606</dc:date>
    <meta:editing-duration>PT9M48S</meta:editing-duration>
    <meta:generator>LibreOffice/5.1.6.2$Linux_X86_64 LibreOffice_project/10m0$Build-2</meta:generator>
    <meta:document-statistic meta:table-count="2" meta:image-count="0" meta:object-count="0" meta:page-count="18" meta:paragraph-count="389" meta:word-count="1690" meta:character-count="12968" meta:non-whitespace-character-count="11368"/>
    <meta:user-defined meta:name="AppVersion">14.0000</meta:user-defined>
    <meta:user-defined meta:name="Company">EVOLUCIÓN Y GESTIÓN DE LA CONFIGURACIÓ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